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391ae" officeooo:paragraph-rsid="000391ae"/>
    </style:style>
    <style:style style:name="P2" style:family="paragraph" style:parent-style-name="Standard">
      <style:text-properties officeooo:rsid="000391ae" officeooo:paragraph-rsid="000391ae"/>
    </style:style>
    <style:style style:name="P3" style:family="paragraph" style:parent-style-name="Heading_20_3">
      <style:text-properties officeooo:rsid="000391ae" officeooo:paragraph-rsid="000391ae"/>
    </style:style>
    <style:style style:name="P4" style:family="paragraph" style:parent-style-name="Standard">
      <style:text-properties officeooo:rsid="000391ae" officeooo:paragraph-rsid="000391a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text-properties officeooo:rsid="000391ae" officeooo:paragraph-rsid="000391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Upload a File to SharePoint Document Library</text:span></text:h>
      <text:p text:style-name="Text_20_body"><text:span text:style-name="Strong_20_Emphasis">Method</text:span>: <text:span text:style-name="Source_20_Text">POST</text:span><text:line-break/><text:span text:style-name="Strong_20_Emphasis">Endpoint</text:span>:</text:p>
      <text:p text:style-name="Standard">https://&lt;site-url&gt;/_api/web/GetFolderByServerRelativeUrl('/Shared Documents')/Files/add(url='filename.txt',overwrite=true)</text:p>
      <text:p text:style-name="Standard"/>
      <text:p text:style-name="P2">header<text:line-break/>Authorization: "Bearer &lt;access_token&gt;"</text:p>
      <text:p text:style-name="P2">Accept: "application/json;odata=verbose"</text:p>
      <text:p text:style-name="P2">Content-Type: "application/octet-stream"</text:p>
      <text:p text:style-name="P2"/>
      <text:p text:style-name="P2">body: raw file </text:p>
      <text:p text:style-name="P2"/>
      <text:p text:style-name="P2">Returns the file metadata, including <text:span text:style-name="Source_20_Text">ServerRelativeUrl</text:span>, <text:span text:style-name="Source_20_Text">Name</text:span>, and <text:span text:style-name="Source_20_Text">UniqueId</text:span>.</text:p>
      <text:p text:style-name="P2"/>
      <text:h text:style-name="P1" text:outline-level="3">2. <text:span text:style-name="Strong_20_Emphasis">Create a Folder</text:span></text:h>
      <text:p text:style-name="Text_20_body"><text:span text:style-name="Strong_20_Emphasis">Method</text:span>: <text:span text:style-name="Source_20_Text">POST</text:span><text:line-break/><text:span text:style-name="Strong_20_Emphasis">Endpoint</text:span>:</text:p>
      <text:p text:style-name="P2">https://&lt;site-url&gt;/_api/web/folders</text:p>
      <text:p text:style-name="P2"/>
      <text:p text:style-name="P2">Authorization: Bearer &lt;access_token&gt;</text:p>
      <text:p text:style-name="P2">Accept: application/json;odata=verbose</text:p>
      <text:p text:style-name="P2">Content-Type: application/json;odata=verbose</text:p>
      <text:p text:style-name="P2"/>
      <text:p text:style-name="P2">{</text:p>
      <text:p text:style-name="P2"><text:s text:c="2"/>"__metadata": { "type": "SP.Folder" },</text:p>
      <text:p text:style-name="P2"><text:s text:c="2"/>"ServerRelativeUrl": "/Shared Documents/NewFolder"</text:p>
      <text:p text:style-name="P2">}</text:p>
      <text:p text:style-name="P2"/>
      <text:p text:style-name="P2">Metadata of the created folder (like Name, ServerRelativeUrl)</text:p>
      <text:p text:style-name="P2"/>
      <text:h text:style-name="P1" text:outline-level="3">3. <text:span text:style-name="Strong_20_Emphasis">Delete a File</text:span></text:h>
      <text:p text:style-name="Text_20_body"><text:span text:style-name="Strong_20_Emphasis">Method</text:span>: <text:span text:style-name="Source_20_Text">POST</text:span><text:line-break/><text:span text:style-name="Strong_20_Emphasis">Endpoint</text:span>:</text:p>
      <text:p text:style-name="P2">https://&lt;site-url&gt;/_api/web/GetFileByServerRelativeUrl('/Shared Documents/filename.txt')</text:p>
      <text:p text:style-name="P2"/>
      <text:p text:style-name="P2">Authorization: Bearer &lt;access_token&gt;</text:p>
      <text:p text:style-name="P2">IF-MATCH: "*"</text:p>
      <text:p text:style-name="P2">X-HTTP-Method: DELETE</text:p>
      <text:p text:style-name="P2">Accept: application/json;odata=verbose</text:p>
      <text:p text:style-name="P2"/>
      <text:p text:style-name="P2">HTTP 204 No Content if successful</text:p>
      <text:p text:style-name="P2"/>
      <text:h text:style-name="P1" text:outline-level="3"><text:soft-page-break/><text:span text:style-name="Strong_20_Emphasis">Fetch Web URL of a File</text:span></text:h>
      <text:p text:style-name="Text_20_body"><text:span text:style-name="Strong_20_Emphasis">Method</text:span>: <text:span text:style-name="Source_20_Text">GET</text:span><text:line-break/><text:span text:style-name="Strong_20_Emphasis">Endpoint</text:span>:</text:p>
      <text:p text:style-name="P2">https://&lt;site-url&gt;/_api/web/GetFileByServerRelativeUrl('/Shared Documents/filename.txt')/ListItemAllFields</text:p>
      <text:p text:style-name="P2"/>
      <text:p text:style-name="P2">Authorization: Bearer &lt;access_token&gt;</text:p>
      <text:p text:style-name="P2">Accept: application/json;odata=verbose</text:p>
      <text:p text:style-name="P2"/>
      <text:p text:style-name="P2">Returns <text:span text:style-name="Source_20_Text">FileRef</text:span>, <text:span text:style-name="Source_20_Text">FileLeafRef</text:span>, and <text:span text:style-name="Source_20_Text">EncodedAbsUrl</text:span> — use <text:span text:style-name="Source_20_Text">EncodedAbsUrl</text:span> for the full web URL.</text:p>
      <text:p text:style-name="P2"/>
      <text:h text:style-name="P1" text:outline-level="3"><text:span text:style-name="Strong_20_Emphasis">Invite People to Edit (Grant Permissions)</text:span></text:h>
      <text:p text:style-name="Text_20_body"><text:span text:style-name="Strong_20_Emphasis">Method</text:span>: <text:span text:style-name="Source_20_Text">POST</text:span><text:line-break/><text:span text:style-name="Strong_20_Emphasis">Endpoint</text:span>:</text:p>
      <text:p text:style-name="P2">https://&lt;site-url&gt;/_api/web/GetFileByServerRelativeUrl('/Shared Documents/filename.txt')/ListItemAllFields/RoleAssignments/addroleassignment(principalid=&lt;userId&gt;,roleDefId=1073741827)</text:p>
      <text:p text:style-name="P2"/>
      <text:p text:style-name="P2"><text:span text:style-name="Source_20_Text">roleDefId=1073741827</text:span> = Edit permissions</text:p>
      <text:p text:style-name="P2">Returns HTTP 200 with updated permission info.</text:p>
      <text:p text:style-name="P2"/>
      <text:p text:style-name="P2"/>
      <text:p text:style-name="P2">{</text:p>
      <text:p text:style-name="P2"><text:s text:c="2"/>"aud": "https://login.microsoftonline.com/{tenant_id}/v2.0",</text:p>
      <text:p text:style-name="P2"><text:s text:c="2"/>"iss": "{client_id}",</text:p>
      <text:p text:style-name="P2"><text:s text:c="2"/>"sub": "{client_id}",</text:p>
      <text:p text:style-name="P2"><text:s text:c="2"/>"jti": "random-guid",</text:p>
      <text:p text:style-name="P2"><text:s text:c="2"/>"nbf": &lt;unix-timestamp&gt;,</text:p>
      <text:p text:style-name="P2"><text:s text:c="2"/>"exp": &lt;unix-timestamp + 10 mins&gt;</text:p>
      <text:p text:style-name="P2">}</text:p>
      <text:p text:style-name="P2"/>
      <text:p text:style-name="P9"><text:span text:style-name="Source_20_Text">aud</text:span>: Audience = Azure AD token endpoint</text:p>
      <text:list xml:id="list548620341" text:style-name="L2">
        <text:list-item>
          <text:p text:style-name="P5"><text:span text:style-name="Source_20_Text">iss</text:span>: Issuer = your app's client ID</text:p>
        </text:list-item>
      </text:list>
      <text:list xml:id="list1304004568" text:style-name="L3">
        <text:list-item>
          <text:p text:style-name="P6"><text:span text:style-name="Source_20_Text">sub</text:span>: Subject = your app's client ID</text:p>
        </text:list-item>
      </text:list>
      <text:list xml:id="list1061704262" text:style-name="L4">
        <text:list-item>
          <text:p text:style-name="P7"><text:span text:style-name="Source_20_Text">jti</text:span>: Unique ID for this assertion (prevents replay attacks)</text:p>
        </text:list-item>
      </text:list>
      <text:list xml:id="list2355681449" text:style-name="L5">
        <text:list-item>
          <text:p text:style-name="P8"><text:span text:style-name="Source_20_Text">nbf</text:span> / <text:span text:style-name="Source_20_Text">exp</text:span>: Valid time window (short-lived, typically 10 mins)</text:p>
        </text:list-item>
      </text:list>
      <text:p text:style-name="P2"/>
      <text:p text:style-name="P2"/>
      <text:p text:style-name="P2">from msal import ConfidentialClientApplication</text:p>
      <text:p text:style-name="P2"/>
      <text:p text:style-name="P2"># Configuration</text:p>
      <text:p text:style-name="P2">tenant_id = "your-tenant-id"</text:p>
      <text:p text:style-name="P2">client_id = "your-client-id"</text:p>
      <text:p text:style-name="P2">cert_thumbprint = "certificate-thumbprint"</text:p>
      <text:p text:style-name="P2"><text:soft-page-break/>cert_private_key_path = "path/to/your/private-key.pem" <text:s/># e.g. 'cert.pem'</text:p>
      <text:p text:style-name="P2"/>
      <text:p text:style-name="P2">authority = f"https://login.microsoftonline.com/{tenant_id}"</text:p>
      <text:p text:style-name="P2">scopes = ["https://yourtenant.sharepoint.com/.default"]</text:p>
      <text:p text:style-name="P2"/>
      <text:p text:style-name="P2"># Read private key</text:p>
      <text:p text:style-name="P2">with open(cert_private_key_path, "r") as f:</text:p>
      <text:p text:style-name="P2"><text:s text:c="4"/>private_key = f.read()</text:p>
      <text:p text:style-name="P2"/>
      <text:p text:style-name="P2"># MSAL app with certificate</text:p>
      <text:p text:style-name="P2">app = ConfidentialClientApplication(</text:p>
      <text:p text:style-name="P2"><text:s text:c="4"/>client_id,</text:p>
      <text:p text:style-name="P2"><text:s text:c="4"/>authority=authority,</text:p>
      <text:p text:style-name="P2"><text:s text:c="4"/>client_credential={</text:p>
      <text:p text:style-name="P2"><text:s text:c="8"/>"thumbprint": cert_thumbprint,</text:p>
      <text:p text:style-name="P2"><text:s text:c="8"/>"private_key": private_key,</text:p>
      <text:p text:style-name="P2"><text:s text:c="4"/>},</text:p>
      <text:p text:style-name="P2">)</text:p>
      <text:p text:style-name="P2"/>
      <text:p text:style-name="P2"># Get access token</text:p>
      <text:p text:style-name="P2">result = app.acquire_token_for_client(scopes=scopes)</text:p>
      <text:p text:style-name="P2"/>
      <text:p text:style-name="P2">if "access_token" not in result:</text:p>
      <text:p text:style-name="P2"><text:s text:c="4"/>raise Exception(f"Auth failed: {result.get('error_description')}")</text:p>
      <text:p text:style-name="P2"/>
      <text:p text:style-name="P2">access_token = result["access_token"]</text:p>
      <text:p text:style-name="P2"/>
      <text:p text:style-name="P2"/>
      <text:p text:style-name="P2">from office365.sharepoint.client_context import ClientContext</text:p>
      <text:p text:style-name="P2"/>
      <text:p text:style-name="P2">site_url = "https://yourtenant.sharepoint.com/sites/yoursite"</text:p>
      <text:p text:style-name="P2">ctx = ClientContext(site_url).with_access_token(access_token)</text:p>
      <text:p text:style-name="P2"/>
      <text:p text:style-name="P2"/>
      <text:p text:style-name="P2">target_folder = ctx.web.get_folder_by_server_relative_url("Shared Documents")</text:p>
      <text:p text:style-name="P2"/>
      <text:p text:style-name="P2">with open("example.txt", "rb") as file_obj:</text:p>
      <text:p text:style-name="P2"><text:s text:c="4"/>target_folder.upload_file("example.txt", file_obj.read()).execute_query()</text:p>
      <text:p text:style-name="P2"/>
      <text:p text:style-name="P2">print("✅ File uploaded."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2:09:34.983798079</meta:creation-date>
    <dc:date>2025-06-27T12:28:55.723936237</dc:date>
    <meta:editing-duration>PT17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3" meta:word-count="300" meta:character-count="3343" meta:non-whitespace-character-count="3067"/>
  </office:meta>
</office:document-meta>
</file>